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5.715cm" svg:height="3.81cm" svg:x="1cm" svg:y="13.065cm">
          <text:p text:style-name="P1">Git repository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5.08cm" svg:height="3.81cm" svg:x="7.35cm" svg:y="13.7cm">
          <text:p text:style-name="P1">Trac </text:p>
          <text:p text:style-name="P1">project </text:p>
          <text:p text:style-name="P1">management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5.715cm" svg:height="3.81cm" svg:x="13.065cm" svg:y="13.065cm">
          <text:p text:style-name="P1">Trac forum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5.715cm" svg:height="3.81cm" svg:x="7.35cm" svg:y="7.985cm">
          <text:p text:style-name="P1">Development</text:p>
          <text:p text:style-name="P1">Team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5.715cm" svg:height="3.81cm" svg:x="3.54cm" svg:y="2.27cm">
          <text:p text:style-name="P1">Project</text:p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5.715cm" svg:height="3.81cm" svg:x="11.795cm" svg:y="2.27cm">
          <text:p text:style-name="P1">Course</text:p>
          <text:p text:style-name="P1">teach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7.35cm" svg:y1="9.89cm" svg:x2="3.857cm" svg:y2="13.065cm" draw:start-shape="id1" draw:start-glue-point="3" draw:end-shape="id2" draw:end-glue-point="0" svg:d="m7350 9890c-2329 0-3493 1058-3493 3175">
          <text:p/>
        </draw:connector>
        <draw:connector draw:style-name="gr2" draw:text-style-name="P1" draw:layer="layout" draw:type="curve" svg:x1="10.207cm" svg:y1="11.795cm" svg:x2="9.89cm" svg:y2="13.7cm" draw:start-shape="id1" draw:start-glue-point="2" draw:end-shape="id3" svg:d="m10207 11795c0 1429-317 477-317 1905">
          <text:p/>
        </draw:connector>
        <draw:connector draw:style-name="gr2" draw:text-style-name="P1" draw:layer="layout" draw:type="curve" svg:x1="13.065cm" svg:y1="9.89cm" svg:x2="15.922cm" svg:y2="13.065cm" draw:start-shape="id1" draw:start-glue-point="1" draw:end-shape="id4" svg:d="m13065 9890c1905 0 2857 1058 2857 3175">
          <text:p/>
        </draw:connector>
        <draw:connector draw:style-name="gr2" draw:text-style-name="P1" draw:layer="layout" draw:type="curve" svg:x1="6.397cm" svg:y1="6.08cm" svg:x2="10.207cm" svg:y2="7.985cm" draw:start-shape="id5" draw:start-glue-point="2" draw:end-shape="id1" draw:end-glue-point="0" svg:d="m6397 6080c0 1429 3810 477 3810 1905">
          <text:p/>
        </draw:connector>
        <draw:connector draw:style-name="gr2" draw:text-style-name="P1" draw:layer="layout" draw:type="curve" svg:x1="10.207cm" svg:y1="7.985cm" svg:x2="14.652cm" svg:y2="6.08cm" draw:start-shape="id1" draw:start-glue-point="0" draw:end-shape="id6" svg:d="m10207 7985c0-1428 4445-476 4445-1905">
          <text:p/>
        </draw:connector>
        <draw:connector draw:style-name="gr2" draw:text-style-name="P1" draw:layer="layout" draw:type="curve" svg:x1="9.255cm" svg:y1="4.175cm" svg:x2="11.795cm" svg:y2="4.175cm" draw:start-shape="id5" draw:start-glue-point="1" draw:end-shape="id6" svg:d="m9255 4175h25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i Ruri</meta:initial-creator>
    <meta:creation-date>2010-10-21T01:10:43</meta:creation-date>
    <dc:date>2010-10-21T01:17:02</dc:date>
    <dc:creator>Ki Ruri</dc:creator>
    <meta:editing-duration>PT00H06M29S</meta:editing-duration>
    <meta:editing-cycles>1</meta:editing-cycles>
    <meta:document-statistic meta:object-count="12"/>
    <meta:generator>OpenOffice.org/3.2$Unix OpenOffice.org_project/320m12$Build-9483</meta:generator>
  </office:meta>
</office:document-meta>
</file>